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in" table:align="left" style:writing-mode="rl-tb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0.75in"/>
    </style:style>
    <style:style style:name="Table1.C" style:family="table-column">
      <style:table-column-properties style:column-width="0.6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Footnote">
      <style:text-properties fo:font-size="10pt" officeooo:paragraph-rsid="0382904d" style:font-size-asian="10pt" style:font-size-complex="10pt"/>
    </style:style>
    <style:style style:name="P4" style:family="paragraph" style:parent-style-name="Footnote">
      <style:text-properties fo:font-size="10pt" officeooo:paragraph-rsid="03889b9f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3711f4b" officeooo:paragraph-rsid="03b99e4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3711f4b" officeooo:paragraph-rsid="03d55de8" style:font-weight-asian="bold" style:font-weight-complex="bold"/>
    </style:style>
    <style:style style:name="P7" style:family="paragraph" style:parent-style-name="Table_20_Contents">
      <style:text-properties fo:font-weight="bold" officeooo:rsid="03711f4b" officeooo:paragraph-rsid="03b99e49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weight="bold" officeooo:rsid="0371dbc5" officeooo:paragraph-rsid="03b99e49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37543fb" officeooo:paragraph-rsid="03b99e49"/>
    </style:style>
    <style:style style:name="P10" style:family="paragraph" style:parent-style-name="Standard">
      <style:text-properties officeooo:paragraph-rsid="03f18f06"/>
    </style:style>
    <style:style style:name="P11" style:family="paragraph" style:parent-style-name="Standard">
      <style:text-properties officeooo:rsid="03f1c668" officeooo:paragraph-rsid="03f1c668"/>
    </style:style>
    <style:style style:name="P12" style:family="paragraph" style:parent-style-name="Text_20_body">
      <style:text-properties officeooo:rsid="036a1fa6" officeooo:paragraph-rsid="03afd91d"/>
    </style:style>
    <style:style style:name="P13" style:family="paragraph" style:parent-style-name="Text_20_body">
      <style:text-properties fo:font-style="normal" officeooo:rsid="03ada89d" officeooo:paragraph-rsid="03ada89d" style:font-style-asian="normal" style:font-style-complex="normal"/>
    </style:style>
    <style:style style:name="P14" style:family="paragraph" style:parent-style-name="Text_20_body">
      <style:text-properties officeooo:rsid="036ba0d0" officeooo:paragraph-rsid="04016ebf"/>
    </style:style>
    <style:style style:name="P15" style:family="paragraph" style:parent-style-name="Text_20_body">
      <style:text-properties officeooo:rsid="03b04986" officeooo:paragraph-rsid="03b30f13"/>
    </style:style>
    <style:style style:name="P16" style:family="paragraph" style:parent-style-name="Text_20_body">
      <style:text-properties officeooo:rsid="03b04986" officeooo:paragraph-rsid="03b99e49"/>
    </style:style>
    <style:style style:name="P17" style:family="paragraph" style:parent-style-name="Text_20_body">
      <style:text-properties officeooo:rsid="03bd9aad" officeooo:paragraph-rsid="03c0efdc"/>
    </style:style>
    <style:style style:name="P18" style:family="paragraph" style:parent-style-name="Text_20_body">
      <style:text-properties officeooo:rsid="03c57d19" officeooo:paragraph-rsid="03c57d19"/>
    </style:style>
    <style:style style:name="P19" style:family="paragraph" style:parent-style-name="Text_20_body">
      <style:text-properties officeooo:rsid="03e1aa02" officeooo:paragraph-rsid="03e1aa02"/>
    </style:style>
    <style:style style:name="P20" style:family="paragraph" style:parent-style-name="Text_20_body">
      <style:text-properties officeooo:rsid="03cd6312" officeooo:paragraph-rsid="03e2b749"/>
    </style:style>
    <style:style style:name="P21" style:family="paragraph" style:parent-style-name="Text_20_body">
      <style:text-properties officeooo:rsid="03eabd9d" officeooo:paragraph-rsid="03eabd9d"/>
    </style:style>
    <style:style style:name="P22" style:family="paragraph" style:parent-style-name="Text_20_body">
      <style:text-properties officeooo:rsid="039cc695" officeooo:paragraph-rsid="04016ebf"/>
    </style:style>
    <style:style style:name="P23" style:family="paragraph" style:parent-style-name="Text_20_body">
      <style:text-properties officeooo:rsid="04034ea3" officeooo:paragraph-rsid="04034ea3"/>
    </style:style>
    <style:style style:name="P24" style:family="paragraph" style:parent-style-name="Heading_20_2">
      <style:text-properties officeooo:rsid="03bd9aad" officeooo:paragraph-rsid="03c26a6a"/>
    </style:style>
    <style:style style:name="P25" style:family="paragraph" style:parent-style-name="Heading_20_2">
      <style:text-properties officeooo:rsid="03bd9aad" officeooo:paragraph-rsid="03cff3f2"/>
    </style:style>
    <style:style style:name="P26" style:family="paragraph" style:parent-style-name="Heading_20_2">
      <style:text-properties officeooo:rsid="03bd9aad" officeooo:paragraph-rsid="03e2b749"/>
    </style:style>
    <style:style style:name="P27" style:family="paragraph" style:parent-style-name="Heading_20_2">
      <style:text-properties officeooo:rsid="03bd9aad" officeooo:paragraph-rsid="03ef6415"/>
    </style:style>
    <style:style style:name="P28" style:family="paragraph" style:parent-style-name="Heading_20_2">
      <style:text-properties officeooo:rsid="03bd9aad" officeooo:paragraph-rsid="03f692fd"/>
    </style:style>
    <style:style style:name="P29" style:family="paragraph" style:parent-style-name="Standard">
      <style:text-properties officeooo:rsid="03c2fe8a" officeooo:paragraph-rsid="03f18f06"/>
    </style:style>
    <style:style style:name="P30" style:family="paragraph" style:parent-style-name="Text_20_body">
      <style:text-properties officeooo:rsid="03c47509" officeooo:paragraph-rsid="03933f70"/>
    </style:style>
    <style:style style:name="P31" style:family="paragraph" style:parent-style-name="Text_20_body">
      <style:text-properties officeooo:rsid="03c4c078" officeooo:paragraph-rsid="03fa73a6"/>
    </style:style>
    <style:style style:name="P32" style:family="paragraph" style:parent-style-name="Heading_20_1">
      <style:text-properties officeooo:rsid="03ada89d" officeooo:paragraph-rsid="03ada89d"/>
    </style:style>
    <style:style style:name="T1" style:family="text">
      <style:text-properties fo:font-weight="bold" officeooo:rsid="036b5a79" style:font-weight-asian="bold" style:font-weight-complex="bold"/>
    </style:style>
    <style:style style:name="T2" style:family="text">
      <style:text-properties fo:font-weight="bold" officeooo:rsid="0377631c" style:font-weight-asian="bold" style:font-weight-complex="bold"/>
    </style:style>
    <style:style style:name="T3" style:family="text">
      <style:text-properties fo:font-weight="bold" officeooo:rsid="0383d68a" style:font-weight-asian="bold" style:font-weight-complex="bold"/>
    </style:style>
    <style:style style:name="T4" style:family="text">
      <style:text-properties officeooo:rsid="036b5a79"/>
    </style:style>
    <style:style style:name="T5" style:family="text">
      <style:text-properties officeooo:rsid="0371dbc5"/>
    </style:style>
    <style:style style:name="T6" style:family="text">
      <style:text-properties officeooo:rsid="037608bd"/>
    </style:style>
    <style:style style:name="T7" style:family="text">
      <style:text-properties officeooo:rsid="0382904d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382904d"/>
    </style:style>
    <style:style style:name="T10" style:family="text">
      <style:text-properties fo:language="en" fo:country="US" fo:font-weight="bold" officeooo:rsid="0382904d" style:font-weight-asian="bold" style:font-weight-complex="bold"/>
    </style:style>
    <style:style style:name="T11" style:family="text">
      <style:text-properties fo:language="en" fo:country="US" fo:font-weight="normal" officeooo:rsid="0382904d" style:font-weight-asian="normal" style:font-weight-complex="normal"/>
    </style:style>
    <style:style style:name="T12" style:family="text">
      <style:text-properties fo:language="en" fo:country="US" fo:font-weight="normal" officeooo:rsid="0387c02d" style:font-weight-asian="normal" style:font-weight-complex="normal"/>
    </style:style>
    <style:style style:name="T13" style:family="text">
      <style:text-properties fo:language="en" fo:country="US" fo:font-weight="normal" officeooo:rsid="03889b9f" style:font-weight-asian="normal" style:font-weight-complex="normal"/>
    </style:style>
    <style:style style:name="T14" style:family="text">
      <style:text-properties fo:language="en" fo:country="US" fo:font-weight="normal" officeooo:rsid="03893247" style:font-weight-asian="normal" style:font-weight-complex="normal"/>
    </style:style>
    <style:style style:name="T15" style:family="text">
      <style:text-properties fo:language="en" fo:country="US" fo:font-weight="normal" officeooo:rsid="03c0efdc" style:font-weight-asian="normal" style:font-weight-complex="normal"/>
    </style:style>
    <style:style style:name="T16" style:family="text">
      <style:text-properties fo:language="en" fo:country="US" officeooo:rsid="038703c7"/>
    </style:style>
    <style:style style:name="T17" style:family="text">
      <style:text-properties officeooo:rsid="0383d68a"/>
    </style:style>
    <style:style style:name="T18" style:family="text">
      <style:text-properties officeooo:rsid="03a04915"/>
    </style:style>
    <style:style style:name="T19" style:family="text">
      <style:text-properties officeooo:rsid="03af622a"/>
    </style:style>
    <style:style style:name="T20" style:family="text">
      <style:text-properties officeooo:rsid="03b04986"/>
    </style:style>
    <style:style style:name="T21" style:family="text">
      <style:text-properties officeooo:rsid="03b0a00f"/>
    </style:style>
    <style:style style:name="T22" style:family="text">
      <style:text-properties officeooo:rsid="0377631c"/>
    </style:style>
    <style:style style:name="T23" style:family="text">
      <style:text-properties officeooo:rsid="03bd9aad"/>
    </style:style>
    <style:style style:name="T24" style:family="text">
      <style:text-properties officeooo:rsid="037a572d"/>
    </style:style>
    <style:style style:name="T25" style:family="text">
      <style:text-properties officeooo:rsid="03c26a6a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3a04915" style:font-style-asian="italic" style:font-style-complex="italic"/>
    </style:style>
    <style:style style:name="T28" style:family="text">
      <style:text-properties fo:font-style="italic" officeooo:rsid="03cf7497" style:font-style-asian="italic" style:font-style-complex="italic"/>
    </style:style>
    <style:style style:name="T29" style:family="text">
      <style:text-properties fo:font-style="italic" officeooo:rsid="03b16ef2" style:font-style-asian="italic" style:font-style-complex="italic"/>
    </style:style>
    <style:style style:name="T30" style:family="text">
      <style:text-properties officeooo:rsid="03cdcb80"/>
    </style:style>
    <style:style style:name="T31" style:family="text">
      <style:text-properties officeooo:rsid="03cff3f2"/>
    </style:style>
    <style:style style:name="T32" style:family="text">
      <style:text-properties officeooo:rsid="03d55de8"/>
    </style:style>
    <style:style style:name="T33" style:family="text">
      <style:text-properties officeooo:rsid="03d70c8a"/>
    </style:style>
    <style:style style:name="T34" style:family="text">
      <style:text-properties officeooo:rsid="03d87f58"/>
    </style:style>
    <style:style style:name="T35" style:family="text">
      <style:text-properties officeooo:rsid="03ceb7a0"/>
    </style:style>
    <style:style style:name="T36" style:family="text">
      <style:text-properties officeooo:rsid="03d0d300"/>
    </style:style>
    <style:style style:name="T37" style:family="text">
      <style:text-properties officeooo:rsid="03d6b688"/>
    </style:style>
    <style:style style:name="T38" style:family="text">
      <style:text-properties officeooo:rsid="03e2b749"/>
    </style:style>
    <style:style style:name="T39" style:family="text">
      <style:text-properties officeooo:rsid="03e77197"/>
    </style:style>
    <style:style style:name="T40" style:family="text">
      <style:text-properties officeooo:rsid="03eabd9d"/>
    </style:style>
    <style:style style:name="T41" style:family="text">
      <style:text-properties officeooo:rsid="03cac6d0"/>
    </style:style>
    <style:style style:name="T42" style:family="text">
      <style:text-properties officeooo:rsid="03ef6415"/>
    </style:style>
    <style:style style:name="T43" style:family="text">
      <style:text-properties officeooo:rsid="03c2fe8a"/>
    </style:style>
    <style:style style:name="T44" style:family="text">
      <style:text-properties officeooo:rsid="03b16ef2"/>
    </style:style>
    <style:style style:name="T45" style:family="text">
      <style:text-properties style:text-position="sub 58%" fo:font-style="italic" officeooo:rsid="03b16ef2" style:font-style-asian="italic" style:font-style-complex="italic"/>
    </style:style>
    <style:style style:name="T46" style:family="text">
      <style:text-properties style:text-position="sub 58%" fo:font-style="italic" officeooo:rsid="03da70bb" style:font-style-asian="italic" style:font-style-complex="italic"/>
    </style:style>
    <style:style style:name="T47" style:family="text">
      <style:text-properties officeooo:rsid="03dac48a"/>
    </style:style>
    <style:style style:name="T48" style:family="text">
      <style:text-properties officeooo:rsid="03f692fd"/>
    </style:style>
    <style:style style:name="T49" style:family="text">
      <style:text-properties officeooo:rsid="03fa3c0e"/>
    </style:style>
    <style:style style:name="T50" style:family="text">
      <style:text-properties officeooo:rsid="03a606db"/>
    </style:style>
    <style:style style:name="T51" style:family="text">
      <style:text-properties officeooo:rsid="04034ea3"/>
    </style:style>
    <style:style style:name="T52" style:family="text">
      <style:text-properties officeooo:rsid="0407d705"/>
    </style:style>
    <style:style style:name="T53" style:family="text">
      <style:text-properties officeooo:rsid="040f08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<text:span text:style-name="T53">מטלה</text:span> 1</text:h>
      <text:p text:style-name="P13">יש לענות על שאלה אחת<text:span text:style-name="T30"> לבחירתכם</text:span>. הגשה בזוגות<text:span text:style-name="T19">, עד תחילת ההרצאה בשבוע הבא.</text:span></text:p>
      <text:p text:style-name="Heading_20_2">שאלה 1: <text:span text:style-name="T20">יעילות ואמיתיות</text:span></text:p>
      <text:p text:style-name="P16">[מבוסס על סיפור אמיתי<text:span text:style-name="T34">; השמות שונו למניעת זיהויים</text:span>]<text:span text:style-name="T33"> <text:s text:c="4"/>בני משפחת X רוצים </text:span>ללכת יחד למסעדה. הם מתלבטים בין <text:span text:style-name="T21">שלוש</text:span> אפשרויות<text:span text:style-name="T21">: מסעדה א, מסעדה ב ומסעדה ג. כל אחד מציין, לגבי כל מסעדה, מספר בין 1 = מאד לא רוצה, לבין 10 = מאד רוצה, למשל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>
          <table:table-cell table:style-name="Table1.A1" office:value-type="string">
            <text:p text:style-name="P7">משתתפים <text:span text:style-name="T5"><text:s text:c="8"/></text:span><text:s/><text:span text:style-name="T5"><text:s text:c="2"/></text:span></text:p>
          </table:table-cell>
          <table:table-cell table:style-name="Table1.A1" office:value-type="string">
            <text:p text:style-name="P5"><text:span text:style-name="T32">מסעדה </text:span>א</text:p>
          </table:table-cell>
          <table:table-cell table:style-name="Table1.A1" office:value-type="string">
            <text:p text:style-name="P6"><text:span text:style-name="T32">מסעדה </text:span>ב</text:p>
          </table:table-cell>
          <table:table-cell table:style-name="Table1.D1" office:value-type="string">
            <text:p text:style-name="P6"><text:span text:style-name="T32">מסעדה </text:span>ג</text:p>
          </table:table-cell>
        </table:table-row>
        <table:table-row>
          <table:table-cell table:style-name="Table1.A2" office:value-type="string">
            <text:p text:style-name="P8"><text:span text:style-name="T6"><text:s text:c="3"/></text:span>א</text:p>
          </table:table-cell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9">4</text:p>
          </table:table-cell>
          <table:table-cell table:style-name="Table1.D2" office:value-type="string">
            <text:p text:style-name="P9">3</text:p>
          </table:table-cell>
        </table:table-row>
        <table:table-row>
          <table:table-cell table:style-name="Table1.A2" office:value-type="string">
            <text:p text:style-name="P8"><text:span text:style-name="T6"><text:s text:c="3"/></text:span>ב</text:p>
          </table:table-cell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9">8</text:p>
          </table:table-cell>
          <table:table-cell table:style-name="Table1.D2" office:value-type="string">
            <text:p text:style-name="P9">1</text:p>
          </table:table-cell>
        </table:table-row>
        <table:table-row>
          <table:table-cell table:style-name="Table1.A2" office:value-type="string">
            <text:p text:style-name="P8"><text:span text:style-name="T6"><text:s text:c="3"/></text:span>ג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6</text:p>
          </table:table-cell>
          <table:table-cell table:style-name="Table1.D2" office:value-type="string">
            <text:p text:style-name="P9">9</text:p>
          </table:table-cell>
        </table:table-row>
        <table:table-row>
          <table:table-cell table:style-name="Table1.A2" office:value-type="string">
            <text:p text:style-name="P8"><text:span text:style-name="T6"><text:s text:c="3"/></text:span>ד</text:p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5</text:p>
          </table:table-cell>
          <table:table-cell table:style-name="Table1.D2" office:value-type="string">
            <text:p text:style-name="P9">2</text:p>
          </table:table-cell>
        </table:table-row>
        <table:table-row>
          <table:table-cell table:style-name="Table1.A2" office:value-type="string">
            <text:p text:style-name="P8"><text:span text:style-name="T6"><text:s text:c="3"/></text:span>ה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4</text:p>
          </table:table-cell>
          <table:table-cell table:style-name="Table1.D2" office:value-type="string">
            <text:p text:style-name="P9">3</text:p>
          </table:table-cell>
        </table:table-row>
      </table:table>
      <text:p text:style-name="P15"/>
      <text:p text:style-name="P15"><text:span text:style-name="T23">א. </text:span>ירמיהו<text:note text:id="ftn1" text:note-class="footnote"><text:note-citation>1</text:note-citation><text:note-body><text:p text:style-name="P3"><text:span text:style-name="T7"><text:s/>ירמיהו בנתהאם (</text:span><text:bookmark text:name="firstHeading"/><text:span text:style-name="T8">Jeremy Bentham</text:span><text:span text:style-name="T9">), פילוסוף אנגלי שחי לפני כ-200 שנה. </text:span><text:span text:style-name="T16">פיתח</text:span><text:span text:style-name="T9"> את הפילוסופיה ה</text:span><text:span text:style-name="T10">אוטיליטרית </text:span><text:span text:style-name="T11">שמשפט המפתח שלה הוא: "it is the greatest happiness of the greatest number that is the measure of right and wrong". מקובל לפרש שהכוונה למיקסום </text:span><text:span text:style-name="T12">הסכום של רמות האושר</text:span><text:span text:style-name="T11">.</text:span></text:p></text:note-body></text:note> מציע לבחור בין האפשרויות בעזרת המנגנון הבא.<text:span text:style-name="T23"> עבור כל מסעדה, מחשבים את </text:span><text:span text:style-name="T2">סכום</text:span><text:span text:style-name="T22"> כל המספרים שסימנו המשתתפים (הסכום בכל עמודה). בוחרים את המסעדה שהסכום בעמודה שלה הוא הגבוה ביותר. האם המנגנון של ירמיהו הוא אמיתי? האם הוא יעיל פארטו? הוכיחו או הפריכו.</text:span></text:p>
      <text:p text:style-name="P17">ב. <text:span text:style-name="T17">יוחנן</text:span><text:span text:style-name="T17"><text:note text:id="ftn2" text:note-class="footnote"><text:note-citation>2</text:note-citation><text:note-body><text:p text:style-name="P4"><text:span text:style-name="T17"><text:s/>יוחנן רולס (</text:span><text:bookmark text:name="firstHeading2"/><text:span text:style-name="T8">John Rawls</text:span><text:span text:style-name="T17">), פילוסוף אמריקאי שנפטר לפני כ-20 שנה. פיתח את העיקרון: "</text:span>promoting the interests of the least advantaged members of society<text:span text:style-name="T17">". מקובל לפרש שהכוונה </text:span><text:span text:style-name="T11">למיקסום </text:span><text:span text:style-name="T13">רמת האושר הנמוכה ביותר.</text:span></text:p></text:note-body></text:note></text:span><text:span text:style-name="T17"> מציע לבחור בין האפשרויות בעזרת המנגנון הבא. עבור כל מסעדה מחשבים את </text:span><text:span text:style-name="T3">המינימום</text:span><text:span text:style-name="T17"> בין כל המספרים שסימנו המשתתפים (המינימום בכל עמודה). בוחרים את המסעדה </text:span><text:span text:style-name="T14">שהמינימום בעמודה שלה הוא הגבוה ביותר.</text:span><text:span text:style-name="T15"> <text:s/></text:span><text:span text:style-name="T24">האם המנגנון של יוחנן הוא אמיתי? האם הוא יעיל פארטו? <text:s/>הוכיחו או הפריכו.</text:span></text:p>
      <text:p text:style-name="P24">שאלה <text:span text:style-name="T25">2</text:span>: <text:span text:style-name="T25">דיקטטורה סדרתית</text:span></text:p>
      <text:p text:style-name="P30">א. בכיתה תיארנו את אלגוריתם הדיקטטורה הסדרתית בהנחה שאף משתתף לא אדיש - כל סטודנט יכול לדרג כל שני חדרים במעונות ולהגיד איזה מהם טוב יותר. נניח עכשיו שיש סטודנטים אדישים - למשל יש סטודנטים שלא אכפת להם אם יהיו בבניין 101 או 102. האם המנגנון עדיין יעיל פארטו? האם המנגנון עדיין אמיתי? הוכיחו או הפריכו.</text:p>
      <text:p text:style-name="P18">ב. <text:span text:style-name="T18">לאחר שהסטודנטים קיבלו מעונות, אגודת הסטודנטים מחלקת להם מתנות. יש n סטודנטים ו-2n מתנות וכל סטודנט צריך לקבל 2 מתנות. נשיא האגודה הציע את האלגוריתם הבא: מסדרים את הסטודנטים לפי סדר העדיפות שלהם (אותו סדר-עדיפות כמו בחלוקת המעונות), וכל אחד מהם בוחר חפץ. לאחר מכן עושים עוד סיבוב </text:span><text:span text:style-name="T27">בסדר הפוך</text:span><text:span text:style-name="T18">, וכל אחד בוחר חפץ נוסף. <text:s/>הוכיחו שהאלגוריתם אינו אמיתי; <text:s text:c="3"/>הציעו תיקון קטן באלגוריתם שיהפוך אותו לאמיתי.</text:span></text:p>
      <text:p text:style-name="P25"><text:soft-page-break/>שאלה <text:span text:style-name="T31">3</text:span>: <text:span text:style-name="T38">יציבות ויעילות</text:span></text:p>
      <text:p text:style-name="P19">א. האם כל שידוך יציב הוא יעיל פארטו? הוכיחו או הביאו דוגמה נגדית.</text:p>
      <text:p text:style-name="P19">ב. האם כל שידוך יעיל פארטו הוא יציב? הוכיחו או הביאו דוגמה נגדית.</text:p>
      <text:p text:style-name="P26">שאלה <text:span text:style-name="T38">4</text:span>: <text:span text:style-name="T39">אלגוריתם קבלה-על-תנאי</text:span></text:p>
      <text:p text:style-name="P21">א. <text:span text:style-name="T41">מיצאו דוגמה עם 3 סטודנטים ו-3 מחלקות שבו אלגוריתם קבלה על-תנאי מחזיר תמיד את אותו שידוך, בין אם הסטודנטים מציעים או המחלקות מציעות.</text:span></text:p>
      <text:p text:style-name="P20"><text:span text:style-name="T40">ב. </text:span>הוכיחו <text:span text:style-name="T35">ש</text:span>אלגוריתם קבלה על-תנאי <text:span text:style-name="T36">כשהמחלקות מציעות</text:span>, מחזיר את השידוך<text:span text:style-name="T37"> היציב</text:span> <text:span text:style-name="T26">הכי גרוע עבור </text:span><text:span text:style-name="T28">הסטודנטים </text:span>מכל השידוכים היציבים<text:span text:style-name="T37"> (רמז: הוכיחו שכל שידוך יציב שהוא הכי טוב עבור המחלקות, הוא הכי גרוע עבור הסטודנטים).</text:span></text:p>
      <text:p text:style-name="P27">שאלה<text:span text:style-name="T42">5</text:span>: <text:span text:style-name="T42">הרחבות לאלגוריתם קבלה-על-תנאי</text:span></text:p>
      <text:p text:style-name="P29">א. הסבירו איך צריך לשנות את האלגוריתם כדי שיעבוד גם כשמספר הסטודנטים גדול יותר או קטן יותר ממספר המחלקות (עדיין בכל מחלקה יש מקום אחד).</text:p>
      <text:p text:style-name="P10"/>
      <text:p text:style-name="P10"><text:span text:style-name="T43">ב. הסבירו איך צריך לשנות את האלגוריתם כאשר בכל מחלקה יש מקום לכמה סטודנטים, מספר המקומות הכולל במחלקה </text:span><text:span text:style-name="T29">i</text:span><text:span text:style-name="T44"> הוא </text:span><text:span text:style-name="T29">c</text:span><text:span text:style-name="T45">i</text:span><text:span text:style-name="T44">, לכל מחלקה יש דירוג על הסטודנטים, וכל מחלקה מעדיפה לקבל את </text:span><text:span text:style-name="T29">c</text:span><text:span text:style-name="T45">i </text:span><text:span text:style-name="T46"><text:s/></text:span><text:span text:style-name="T44">הסטודנטים עם הדירוג הגבוה ביותר בכל קבוצה. כתבו בפירוש את האלגוריתם למקרה זה.</text:span></text:p>
      <text:p text:style-name="P10"/>
      <text:p text:style-name="P11">ג. <text:span text:style-name="T47">באלגוריתם "קבלה על תנאי", כל מחלקה מדרגת את הסטודנטים בלי לראות מה הסטודנטים דירגו. נניח עכשיו שאנחנו מאפשרים למחלקות לראות את הדירוג של הסטודנטים לפני שהן מפרסמות את הדירוג שלהן. </text:span>האם האלגוריתם עדיין אמיתי<text:span text:style-name="T49">?</text:span></text:p>
      <text:p text:style-name="P28">שאלה<text:span text:style-name="T48">6</text:span>: <text:span text:style-name="T48">שידוך יציב במקרה פשוט</text:span></text:p>
      <text:p text:style-name="P31">בליגת כדורסל מסויימת, לכל שחקן יש העדפות שונות על הקבוצות, אבל לכל הקבוצות יש אותן העדפות על השחקנים - כל הקבוצות מדרגות את השחקנים מהגבוה לנמוך. כיתבו אלגוריתם לשידוך יציב בין קבוצות לשחקנים, שהוא פשוט יותר מאלגוריתם קבלה על-תנאי, אך עדיין אמיתי.</text:p>
      <text:p text:style-name="Heading_20_2">שאלה 7: מנגנונים במציאות</text:p>
      <text:p text:style-name="P12"><text:span text:style-name="T51">א.</text:span> <text:span text:style-name="T4">כזכור, </text:span><text:span text:style-name="T1">מנגנון </text:span><text:span text:style-name="T4">הוא אלגוריתם שהקלט שלו הוא ההעדפות של בני-אדם. <text:s text:c="2"/>תנו דוגמה <text:s/>מהחיים למנגנון. <text:s/>ציינו האם המנגנון אמיתי והאם הוא יעיל פארטו.</text:span></text:p>
      <text:p text:style-name="P23">ב. <text:span text:style-name="T47">האם אתם מכירים שוק דו-צדדי המתנהל כיום בצורה מבוזרת (בלי מנגנון), ולדעתכם היה יכול להתנהל טוב יותר בצורה מרכזית ע"י מנגנון למציאת שידוך יציב?</text:span></text:p>
      <text:p text:style-name="P22"><text:span text:style-name="T52">ג</text:span>. <text:span text:style-name="T50">במציאות, אלגוריתמי שידוך משמשים לשידוך בין סטודנטים למחלקות או רופאים לבתי-חולים. אבל ספרי-הלימוד והמאמרים המחקריים מדברים על שידוך בין נשים לגברים. <text:s/>האם לדעתכם מערכת שידוכים מרכזית כזאת יכולה לעבוד במציאות? מה היתרונות והחסרונות של מערכת כזאת ומה יקרה אם ננסה ליישם אותה?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23T12:23:31.189886292</dc:date>
    <meta:editing-duration>P8DT3H40M58S</meta:editing-duration>
    <meta:editing-cycles>925</meta:editing-cycles>
    <meta:document-statistic meta:table-count="1" meta:image-count="0" meta:object-count="0" meta:page-count="2" meta:paragraph-count="53" meta:word-count="731" meta:character-count="4124" meta:non-whitespace-character-count="3401"/>
  </office:meta>
</office:document-meta>
</file>